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cm" fo:margin-bottom="0cm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8 – Opcode Decoder/Timing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Opcode Decode/Control Timing Design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Program Counter control - Inc PC, Load PC</text:p>
                  </text:list-item>
                  <text:list-item>
                    <text:p text:style-name="P2">Register File control - Load Register File strobe</text:p>
                  </text:list-item>
                  <text:list-item>
                    <text:p text:style-name="P2">ALU set Z-bit</text:p>
                  </text:list-item>
                </text:list>
              </text:list-item>
              <text:list-item>
                <text:p text:style-name="P2">Need multiple clocks for instruction</text:p>
                <text:list>
                  <text:list-item>
                    <text:p text:style-name="P4">PC increment</text:p>
                  </text:list-item>
                  <text:list-item>
                    <text:p text:style-name="P4">ROM address input register &gt; output prop delay</text:p>
                  </text:list-item>
                </text:list>
              </text:list-item>
              <text:list-item>
                <text:p text:style-name="P2">Use 4 clocks for instruction</text:p>
                <text:list>
                  <text:list-item>
                    <text:p text:style-name="P4">Code with 2-bit Grey Code for glitch free decodes</text:p>
                    <text:list>
                      <text:list-item>
                        <text:p text:style-name="P2">00 &gt; 01 &gt; 11 &gt; 1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Clocking Scheme</text:p>
          </draw:text-box>
        </draw:frame>
        <draw:frame presentation:style-name="pr7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9H36M1S</meta:editing-duration>
    <meta:editing-cycles>55</meta:editing-cycles>
    <meta:generator>LibreOffice/7.1.3.2$Windows_X86_64 LibreOffice_project/47f78053abe362b9384784d31a6e56f8511eb1c1</meta:generator>
    <dc:title>Blue Curve</dc:title>
    <dc:date>2021-07-08T12:26:02.231000000</dc:date>
    <meta:document-statistic meta:object-count="59"/>
  </office:meta>
</office:document-meta>
</file>